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fixed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JetBrains Mono ExtraBold" fo:font-size="10pt" officeooo:rsid="001ba9f0" officeooo:paragraph-rsid="001ba9f0" style:font-size-asian="10pt" style:font-size-complex="10pt"/>
    </style:style>
    <style:style style:name="P2" style:family="paragraph" style:parent-style-name="Preformatted_20_Text">
      <style:paragraph-properties fo:text-align="center" style:justify-single-word="false"/>
      <style:text-properties style:font-name="JetBrains Mono ExtraBold"/>
    </style:style>
    <style:style style:name="P3" style:family="paragraph" style:parent-style-name="Preformatted_20_Text">
      <style:paragraph-properties fo:text-align="center" style:justify-single-word="false"/>
      <style:text-properties style:font-name="JetBrains Mono ExtraBold" fo:font-size="10pt" style:font-size-asian="10pt" style:font-size-complex="10pt"/>
    </style:style>
    <style:style style:name="P4" style:family="paragraph" style:parent-style-name="Preformatted_20_Text">
      <style:paragraph-properties fo:text-align="start" style:justify-single-word="false"/>
      <style:text-properties style:font-name="JetBrains Mono ExtraBold"/>
    </style:style>
    <style:style style:name="P5" style:family="paragraph" style:parent-style-name="Preformatted_20_Text">
      <style:text-properties style:font-name="JetBrains Mono ExtraBold" fo:font-size="10pt" style:font-size-asian="10pt" style:font-size-complex="10pt"/>
    </style:style>
    <style:style style:name="P6" style:family="paragraph" style:parent-style-name="Preformatted_20_Text">
      <style:text-properties style:font-name="JetBrains Mono" fo:font-size="8pt" style:font-size-asian="8pt" style:font-size-complex="8pt"/>
    </style:style>
    <style:style style:name="P7" style:family="paragraph" style:parent-style-name="Preformatted_20_Text">
      <style:text-properties style:font-name="JetBrains Mono" fo:font-size="8pt" officeooo:paragraph-rsid="001c79ac" style:font-size-asian="8pt" style:font-size-complex="8pt"/>
    </style:style>
    <style:style style:name="P8" style:family="paragraph" style:parent-style-name="Preformatted_20_Text">
      <style:text-properties style:font-name="JetBrains Mono" fo:font-size="8pt" officeooo:paragraph-rsid="001b9ce1" style:font-size-asian="8pt" style:font-size-complex="8pt"/>
    </style:style>
    <style:style style:name="P9" style:family="paragraph" style:parent-style-name="Preformatted_20_Text">
      <style:paragraph-properties>
        <style:tab-stops>
          <style:tab-stop style:position="8.52cm"/>
        </style:tab-stops>
      </style:paragraph-properties>
      <style:text-properties style:font-name="JetBrains Mono ExtraBold" fo:font-size="10pt" style:font-size-asian="10pt" style:font-size-complex="10pt"/>
    </style:style>
    <style:style style:name="P10" style:family="paragraph" style:parent-style-name="Preformatted_20_Text">
      <style:text-properties style:font-name="JetBrains Mono" fo:font-size="8pt" officeooo:paragraph-rsid="001e3c99" style:font-size-asian="8pt" style:font-size-complex="8pt"/>
    </style:style>
    <style:style style:name="P11" style:family="paragraph" style:parent-style-name="Preformatted_20_Text">
      <style:paragraph-properties fo:text-align="center" style:justify-single-word="false"/>
      <style:text-properties style:font-name="JetBrains Mono" fo:font-size="10pt" officeooo:paragraph-rsid="001e3c99" style:font-size-asian="10pt" style:font-size-complex="10pt"/>
    </style:style>
    <style:style style:name="T1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23395e"/>
    </style:style>
    <style:style style:name="T5" style:family="text">
      <style:text-properties officeooo:rsid="0016886d"/>
    </style:style>
    <style:style style:name="T6" style:family="text">
      <style:text-properties style:font-name="JetBrains Mono ExtraBold" fo:font-size="10pt" style:font-size-asian="10pt" style:font-size-complex="10pt"/>
    </style:style>
    <style:style style:name="T7" style:family="text">
      <style:text-properties style:font-name="JetBrains Mono ExtraBold" fo:font-size="10pt" officeooo:rsid="0023395e" style:font-size-asian="10pt" style:font-size-complex="10pt"/>
    </style:style>
    <style:style style:name="T8" style:family="text">
      <style:text-properties style:font-name="JetBrains Mono" fo:font-size="8pt" style:font-size-asian="8pt" style:font-size-complex="8pt"/>
    </style:style>
    <style:style style:name="T9" style:family="text">
      <style:text-properties fo:font-family="'JetBrains Mono:calt=0'" style:font-style-name="Regular" style:font-pitch="fixed" fo:font-size="8pt" style:font-size-asian="8pt" style:font-size-complex="8pt"/>
    </style:style>
    <style:style style:name="T10" style:family="text">
      <style:text-properties fo:font-family="'JetBrains Mono:calt=0'" style:font-style-name="Regular" style:font-pitch="fixed" fo:font-size="8pt" officeooo:rsid="0019a3f7" style:font-size-asian="8pt" style:font-size-complex="8pt"/>
    </style:style>
    <style:style style:name="T11" style:family="text">
      <style:text-properties officeooo:rsid="001e3c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┏━━━━━━━━━━━━━━━━━━┓</text:span><text:line-break/><text:span text:style-name="T2">BASH</text:span> </text:p>
      <text:p text:style-name="P1"><text:span text:style-name="T2">Cheat Sheet</text:span><text:line-break/>┗━━━━━━━━━━━━━━━━━━┛<text:line-break/></text:p>
      <text:p text:style-name="P1"><text:s/>A handy cheat sheet for essential Bash commands </text:p>
      <text:p text:style-name="P2"><text:a xlink:type="simple" xlink:href="https://github.com/Obl1o/bash-cheat-sheet" text:style-name="Internet_20_link" text:visited-style-name="Visited_20_Internet_20_Link"><text:span text:style-name="T3">https://github.com/Obl1o/bash-cheat-sheet</text:span></text:a></text:p>
      <text:p text:style-name="P3"/>
      <text:p text:style-name="P3"/>
      <text:p text:style-name="P4"/>
      <text:p text:style-name="P5"/>
      <text:p text:style-name="P5">Basic <text:span text:style-name="T4">c</text:span>ommands</text:p>
      <text:p text:style-name="P6"/>
      <text:p text:style-name="P6">Command <text:s text:c="26"/>Description <text:s text:c="65"/></text:p>
      <text:p text:style-name="P6">----------------------------------------------------------------------------------------------------</text:p>
      <text:p text:style-name="P6">pwd <text:s text:c="30"/>Print working directory <text:s text:c="77"/></text:p>
      <text:p text:style-name="P6">ls <text:s text:c="31"/>List directory contents <text:s text:c="77"/></text:p>
      <text:p text:style-name="P6">cd &lt;directory&gt; <text:s text:c="19"/>Change directory to &lt;directory&gt; <text:s text:c="67"/></text:p>
      <text:p text:style-name="P6">touch &lt;file&gt; <text:s text:c="21"/>Create an empty file <text:s text:c="55"/></text:p>
      <text:p text:style-name="P6">mkdir &lt;dir&gt; <text:s text:c="22"/>Create a new directory <text:s text:c="53"/></text:p>
      <text:p text:style-name="P6">rm &lt;file&gt; <text:s text:c="24"/>Remove a file <text:s text:c="62"/></text:p>
      <text:p text:style-name="P6">rmdir &lt;dir&gt; <text:s text:c="22"/>Remove an empty directory <text:s text:c="50"/></text:p>
      <text:p text:style-name="P6">rm -r &lt;dir&gt; <text:s text:c="22"/>Remove a directory and its contents <text:s text:c="40"/></text:p>
      <text:p text:style-name="P6">cp &lt;source&gt; &lt;dest&gt; <text:s text:c="15"/>Copy files or directories <text:s text:c="50"/></text:p>
      <text:p text:style-name="P6">mv &lt;source&gt; &lt;dest&gt; <text:s text:c="15"/>Move or rename files or directories <text:s text:c="40"/></text:p>
      <text:p text:style-name="P6"/>
      <text:p text:style-name="P5">File <text:span text:style-name="T4">p</text:span>ermissions</text:p>
      <text:p text:style-name="P6"/>
      <text:p text:style-name="P6">Command <text:s text:c="26"/>Description <text:s text:c="56"/></text:p>
      <text:p text:style-name="P7">----------------------------------------------------------------------------------------------------</text:p>
      <text:p text:style-name="P6">chmod &lt;permissions&gt; &lt;file&gt; <text:s text:c="7"/>Change file permissions (e.g. chmod 755 file) <text:s text:c="19"/></text:p>
      <text:p text:style-name="P6">chown &lt;user&gt;:&lt;group&gt; &lt;file&gt; <text:s text:c="6"/>Change file ownership <text:s text:c="46"/></text:p>
      <text:p text:style-name="P6">ls -l <text:s text:c="28"/>List files with detailed information <text:s text:c="31"/></text:p>
      <text:p text:style-name="P6">chmod -R &lt;permissions&gt; &lt;dir&gt; <text:s text:c="5"/>Change permissions recursively for a directory <text:s text:c="21"/></text:p>
      <text:p text:style-name="P6">chown -R &lt;user&gt;:&lt;group&gt; &lt;dir&gt; <text:s text:c="4"/>Change ownership recursively for a directory <text:s text:c="23"/></text:p>
      <text:p text:style-name="P6"/>
      <text:p text:style-name="P5">File <text:span text:style-name="T4">v</text:span>iewing &amp; <text:span text:style-name="T4">e</text:span>diting</text:p>
      <text:p text:style-name="P6"/>
      <text:p text:style-name="P6">Command <text:s text:c="26"/>Description <text:s text:c="55"/></text:p>
      <text:p text:style-name="P8">----------------------------------------------------------------------------------------------------</text:p>
      <text:p text:style-name="P6">cat &lt;file&gt; <text:s text:c="23"/>Display the contents of a file <text:s text:c="36"/></text:p>
      <text:p text:style-name="P6">less &lt;file&gt; <text:s text:c="22"/>View a file page by page <text:s text:c="42"/></text:p>
      <text:p text:style-name="P6">head &lt;file&gt; <text:s text:c="22"/>View the first 10 lines of a file <text:s text:c="33"/></text:p>
      <text:p text:style-name="P6">tail &lt;file&gt; <text:s text:c="22"/>View the last 10 lines of a file <text:s text:c="34"/></text:p>
      <text:p text:style-name="P6">vim &lt;file&gt; <text:s text:c="23"/>Open a file in the Vim editor <text:s text:c="37"/></text:p>
      <text:p text:style-name="P6">vim +&lt;line&gt; &lt;file&gt; <text:s text:c="15"/>Open a file and jump to a specific line number <text:s text:c="20"/></text:p>
      <text:p text:style-name="P6"/>
      <text:p text:style-name="P5">Searching &amp; <text:span text:style-name="T4">f</text:span>inding <text:span text:style-name="T4">f</text:span>iles</text:p>
      <text:p text:style-name="P6"/>
      <text:p text:style-name="P6">Command <text:s text:c="26"/>Description <text:s text:c="55"/></text:p>
      <text:p text:style-name="P8">----------------------------------------------------------------------------------------------------</text:p>
      <text:p text:style-name="P6">grep &lt;pattern&gt; &lt;file&gt; <text:s text:c="12"/>Search for a pattern in a file <text:s text:c="36"/></text:p>
      <text:p text:style-name="P6">find &lt;path&gt; -name &lt;file&gt; <text:s text:c="9"/>Find a file by name <text:s text:c="47"/></text:p>
      <text:p text:style-name="P6">locate &lt;file&gt; <text:s text:c="20"/>Locate a file by its name <text:s text:c="41"/></text:p>
      <text:p text:style-name="P6">updatedb <text:s text:c="25"/>Update the database for locate <text:s text:c="34"/></text:p>
      <text:p text:style-name="P6">which &lt;command&gt; <text:s text:c="18"/>Find the location of a command in the system path <text:s text:c="17"/></text:p>
      <text:p text:style-name="P6">whereis &lt;command&gt; <text:s text:c="16"/>Find binary, source, and manual pages of a command <text:s text:c="16"/></text:p>
      <text:p text:style-name="P6"/>
      <text:p text:style-name="P5"/>
      <text:p text:style-name="P5"/>
      <text:p text:style-name="P5"/>
      <text:p text:style-name="P5"/>
      <text:p text:style-name="P5"><text:soft-page-break/>Process <text:span text:style-name="T4">m</text:span>anagement</text:p>
      <text:p text:style-name="P6"/>
      <text:p text:style-name="P6">Command <text:s text:c="26"/>Description <text:s text:c="55"/></text:p>
      <text:p text:style-name="P8">----------------------------------------------------------------------------------------------------</text:p>
      <text:p text:style-name="P6">ps <text:s text:c="31"/>List processes running on the system <text:s text:c="31"/></text:p>
      <text:p text:style-name="P6">top <text:s text:c="30"/>Display a real-time list of running processes <text:s text:c="21"/></text:p>
      <text:p text:style-name="P6">kill &lt;pid&gt; <text:s text:c="23"/>Kill a process by its PID <text:s text:c="41"/></text:p>
      <text:p text:style-name="P6">killall &lt;process&gt; <text:s text:c="16"/>Kill all instances of a process <text:s text:c="35"/></text:p>
      <text:p text:style-name="P6">bg <text:s text:c="31"/>Move a process to the background <text:s text:c="34"/></text:p>
      <text:p text:style-name="P6">fg <text:s text:c="31"/>Bring a background process to the foreground <text:s text:c="22"/></text:p>
      <text:p text:style-name="P6">nice &lt;command&gt; <text:s text:c="19"/>Start a command with a modified priority <text:s text:c="26"/></text:p>
      <text:p text:style-name="P6">renice &lt;priority&gt; &lt;pid&gt; <text:s text:c="10"/>Change the priority of a running process <text:s text:c="26"/></text:p>
      <text:p text:style-name="P6">nohup &lt;command&gt; &amp; <text:s text:c="16"/>Run a command in the background and ignore hangups <text:s text:c="16"/></text:p>
      <text:p text:style-name="P6">pstree <text:s text:c="27"/>Display processes in a tree-like format <text:s text:c="27"/></text:p>
      <text:p text:style-name="P6"/>
      <text:p text:style-name="P5">Networking</text:p>
      <text:p text:style-name="P6"/>
      <text:p text:style-name="P6">Command <text:s text:c="26"/>Description <text:s text:c="55"/></text:p>
      <text:p text:style-name="P8">----------------------------------------------------------------------------------------------------</text:p>
      <text:p text:style-name="P6">ping &lt;host&gt; <text:s text:c="22"/>Ping a host to check connectivity <text:s text:c="33"/></text:p>
      <text:p text:style-name="P6">curl &lt;url&gt; <text:s text:c="23"/>Transfer data from or to a server <text:s text:c="33"/></text:p>
      <text:p text:style-name="P6">wget &lt;url&gt; <text:s text:c="23"/>Download files from the web <text:s text:c="39"/></text:p>
      <text:p text:style-name="P6">ifconfig <text:s text:c="25"/>Display or configure network interfaces <text:s text:c="27"/></text:p>
      <text:p text:style-name="P6">ip a <text:s text:c="29"/>Display network interfaces (more modern than ifconfig) <text:s text:c="10"/></text:p>
      <text:p text:style-name="P6">ss <text:s text:c="31"/>Utility to investigate sockets (faster and better than netstat) <text:s/></text:p>
      <text:p text:style-name="P6">traceroute &lt;host&gt; <text:s text:c="16"/>Trace the path packets take to a destination <text:s text:c="22"/></text:p>
      <text:p text:style-name="P6">nslookup &lt;domain&gt; <text:s text:c="16"/>Query DNS to find domain information <text:s text:c="30"/></text:p>
      <text:p text:style-name="P6">dig &lt;domain&gt; <text:s text:c="21"/>Perform DNS queries and display the results <text:s text:c="23"/></text:p>
      <text:p text:style-name="P6">hostname <text:s text:c="25"/>Show or set the system's hostname <text:s text:c="33"/></text:p>
      <text:p text:style-name="P6">telnet &lt;host&gt; &lt;port&gt; <text:s text:c="13"/>Test connectivity to a specific port on a remote host <text:s text:c="13"/></text:p>
      <text:p text:style-name="P6">scp &lt;file&gt; &lt;user&gt;@&lt;host&gt;:&lt;path&gt; <text:s text:c="2"/>Copy files securely between hosts via SSH <text:s text:c="25"/></text:p>
      <text:p text:style-name="P6">rsync &lt;source&gt; &lt;destination&gt; <text:s text:c="5"/>Synchronize files between local and remote systems <text:s text:c="16"/></text:p>
      <text:p text:style-name="P6"/>
      <text:p text:style-name="P5">Disk <text:span text:style-name="T4">u</text:span>sage</text:p>
      <text:p text:style-name="P6"/>
      <text:p text:style-name="P6">Command <text:s text:c="26"/>Description <text:s text:c="55"/></text:p>
      <text:p text:style-name="P8">----------------------------------------------------------------------------------------------------</text:p>
      <text:p text:style-name="P6">df <text:s text:c="31"/>Show disk space usage <text:s text:c="45"/></text:p>
      <text:p text:style-name="P6">du <text:s text:c="31"/>Show disk usage of files and directories <text:s text:c="26"/></text:p>
      <text:p text:style-name="P6">du -sh &lt;dir&gt; <text:s text:c="21"/>Show the total disk usage of a directory in human-readable format <text:s/></text:p>
      <text:p text:style-name="P6">mount <text:s text:c="28"/>Mount a filesystem <text:s text:c="48"/></text:p>
      <text:p text:style-name="P6">umount &lt;device&gt; <text:s text:c="18"/>Unmount a filesystem <text:s text:c="46"/></text:p>
      <text:p text:style-name="P6">lsblk <text:s text:c="28"/>List information about block devices <text:s text:c="30"/></text:p>
      <text:p text:style-name="P6">fdisk -l <text:s text:c="25"/>List all partitions and their details <text:s text:c="29"/></text:p>
      <text:p text:style-name="P6">parted -l <text:s text:c="24"/>List partitions in a human-readable format <text:s text:c="24"/></text:p>
      <text:p text:style-name="P6">fsck &lt;device&gt; <text:s text:c="20"/>Check and repair a filesystem <text:s text:c="37"/></text:p>
      <text:p text:style-name="P6">tune2fs -l &lt;device&gt; <text:s text:c="14"/>View information about an ext2/ext3/ext4 filesystem <text:s text:c="15"/></text:p>
      <text:p text:style-name="P6"/>
      <text:p text:style-name="P5">System <text:span text:style-name="T4">i</text:span>nformation</text:p>
      <text:p text:style-name="P6"/>
      <text:p text:style-name="P6">Command <text:s text:c="26"/>Description <text:s text:c="55"/></text:p>
      <text:p text:style-name="P8">----------------------------------------------------------------------------------------------------</text:p>
      <text:p text:style-name="P6">uname -a <text:s text:c="25"/>Display system information (kernel, OS, etc.) <text:s text:c="21"/></text:p>
      <text:p text:style-name="P6">hostnamectl <text:s text:c="22"/>Get or set the system hostname <text:s text:c="36"/></text:p>
      <text:p text:style-name="P6">uptime <text:s text:c="27"/>Show system uptime and load averages <text:s text:c="30"/></text:p>
      <text:p text:style-name="P6">who <text:s text:c="30"/>Show who is logged in <text:s text:c="45"/></text:p>
      <text:p text:style-name="P6">w <text:s text:c="32"/>Display who is logged in and their activity <text:s text:c="23"/></text:p>
      <text:p text:style-name="P6">last <text:s text:c="29"/>Show the last logins <text:s text:c="46"/></text:p>
      <text:p text:style-name="P6">free <text:s text:c="29"/>Display memory usage <text:s text:c="46"/></text:p>
      <text:p text:style-name="P6">vmstat <text:s text:c="27"/>Report virtual memory statistics <text:s text:c="34"/></text:p>
      <text:p text:style-name="P6">lscpu <text:s text:c="28"/>Display CPU architecture information <text:s text:c="30"/></text:p>
      <text:p text:style-name="P6">lsusb <text:s text:c="28"/>List USB devices <text:s text:c="50"/></text:p>
      <text:p text:style-name="P6">lspci <text:s text:c="28"/>List PCI devices <text:s text:c="50"/></text:p>
      <text:p text:style-name="P6">dmesg <text:s text:c="28"/>Print the kernel ring buffer <text:s text:c="38"/></text:p>
      <text:p text:style-name="P6">lshw <text:s text:c="29"/>Display detailed hardware configuration <text:s text:c="27"/></text:p>
      <text:p text:style-name="P6">top <text:s text:c="30"/>Monitor system resources in real-time <text:s text:c="29"/></text:p>
      <text:p text:style-name="P6"><text:soft-page-break/></text:p>
      <text:p text:style-name="P5">Environment <text:span text:style-name="T4">v</text:span>ariables</text:p>
      <text:p text:style-name="P6"/>
      <text:p text:style-name="P6">Command <text:s text:c="26"/>Description <text:s text:c="55"/></text:p>
      <text:p text:style-name="P8">----------------------------------------------------------------------------------------------------</text:p>
      <text:p text:style-name="P6">echo $&lt;variable&gt; <text:s text:c="17"/>Print the value of an environment variable <text:s text:c="24"/></text:p>
      <text:p text:style-name="P6">export &lt;variable=value&gt; <text:s text:c="10"/>Set an environment variable <text:s text:c="39"/></text:p>
      <text:p text:style-name="P6">unset &lt;variable&gt; <text:s text:c="17"/>Remove an environment variable <text:s text:c="36"/></text:p>
      <text:p text:style-name="P6">env <text:s text:c="30"/>Display all environment variables <text:s text:c="33"/></text:p>
      <text:p text:style-name="P6">printenv <text:s text:c="25"/>Print all environment variables <text:s text:c="35"/></text:p>
      <text:p text:style-name="P6"/>
      <text:p text:style-name="P5">File <text:span text:style-name="T4">r</text:span>edirection &amp; <text:span text:style-name="T4">p</text:span>ipes</text:p>
      <text:p text:style-name="P6"/>
      <text:p text:style-name="P6">Command <text:s text:c="26"/>Description <text:s text:c="55"/></text:p>
      <text:p text:style-name="P8">----------------------------------------------------------------------------------------------------</text:p>
      <text:p text:style-name="P6">command &gt; &lt;file&gt; <text:s text:c="17"/>Redirect output to a file <text:s text:c="41"/></text:p>
      <text:p text:style-name="P6">command &gt;&gt; &lt;file&gt; <text:s text:c="16"/>Append output to a file <text:s text:c="43"/></text:p>
      <text:p text:style-name="P6">command &lt; &lt;file&gt; <text:s text:c="17"/>Use a file as input to a command <text:s text:c="34"/></text:p>
      <text:p text:style-name="P6">command <text:span text:style-name="T5">|</text:span> &lt;command&gt; <text:s text:c="14"/>Pipe output from one command to another <text:s text:c="27"/></text:p>
      <text:p text:style-name="P6">command 2&gt; &lt;file&gt; <text:s text:c="16"/>Redirect error output to a file <text:s text:c="35"/></text:p>
      <text:p text:style-name="P6">command &amp;&gt; &lt;file&gt; <text:s text:c="16"/>Redirect both stdout and stderr to a file<text:line-break/><text:line-break/><text:span text:style-name="T6">Special </text:span><text:span text:style-name="T7">c</text:span><text:span text:style-name="T6">haracters</text:span></text:p>
      <text:p text:style-name="P6"/>
      <text:p text:style-name="P6">Character <text:s text:c="24"/>Description <text:s text:c="55"/></text:p>
      <text:p text:style-name="P8">----------------------------------------------------------------------------------------------------</text:p>
      <text:p text:style-name="P6">* <text:s text:c="32"/>Wildcard, matches zero or more characters <text:s text:c="25"/></text:p>
      <text:p text:style-name="P6">? <text:s text:c="32"/>Matches any single character <text:s text:c="38"/></text:p>
      <text:p text:style-name="P6">[] <text:s text:c="31"/>Matches any one character within the brackets <text:s text:c="21"/></text:p>
      <text:p text:style-name="P6">&amp; <text:s text:c="32"/>Run a command in the background <text:s text:c="35"/></text:p>
      <text:p text:style-name="P6"><text:span text:style-name="T5">|</text:span> <text:s text:c="32"/>Pipe the output of one command to another <text:s text:c="25"/></text:p>
      <text:p text:style-name="P6">; <text:s text:c="32"/>Separate multiple commands on the same line <text:s text:c="23"/></text:p>
      <text:p text:style-name="P6">&amp;&amp; <text:s text:c="31"/>Execute the second command only if the first succeeds <text:s text:c="13"/></text:p>
      <text:p text:style-name="P6"><text:span text:style-name="T5">||</text:span> <text:s text:c="31"/>Execute the second command only if the first fails <text:s text:c="47"/></text:p>
      <text:p text:style-name="P6"/>
      <text:p text:style-name="P5">Useful <text:span text:style-name="T4">v</text:span>ariables</text:p>
      <text:p text:style-name="P6"/>
      <text:p text:style-name="P6">Variable <text:s text:c="25"/>Description <text:s text:c="56"/></text:p>
      <text:p text:style-name="P8">----------------------------------------------------------------------------------------------------</text:p>
      <text:p text:style-name="P6">$HOME <text:s text:c="28"/>Home directory <text:s text:c="53"/></text:p>
      <text:p text:style-name="P6">$USER <text:s text:c="28"/>Current user <text:s text:c="55"/></text:p>
      <text:p text:style-name="P6">$PATH <text:s text:c="28"/>List of directories to search for executables <text:s text:c="22"/></text:p>
      <text:p text:style-name="P6">$PWD <text:s text:c="29"/>Current working directory <text:s text:c="42"/></text:p>
      <text:p text:style-name="P6">$SHELL <text:s text:c="27"/>The path to the current shell <text:s text:c="38"/></text:p>
      <text:p text:style-name="P6"/>
      <text:p text:style-name="P9">Other <text:span text:style-name="T4">u</text:span>seful <text:span text:style-name="T4">c</text:span>ommands</text:p>
      <text:p text:style-name="P6"/>
      <text:p text:style-name="P6">Command <text:s text:c="26"/>Description <text:s text:c="55"/></text:p>
      <text:p text:style-name="P8">----------------------------------------------------------------------------------------------------</text:p>
      <text:p text:style-name="Preformatted_20_Text"><text:span text:style-name="T8">alias &lt;name</text:span><text:span text:style-name="T9">&gt;</text:span><text:span text:style-name="T10">=</text:span><text:span text:style-name="T8">'&lt;command&gt;' <text:s text:c="9"/>Create an alias for a command <text:s text:c="37"/></text:span></text:p>
      <text:p text:style-name="P6">unalias &lt;name&gt; <text:s text:c="19"/>Remove an alias <text:s text:c="51"/></text:p>
      <text:p text:style-name="P6">man &lt;command&gt; <text:s text:c="20"/>Show the manual page for a command <text:s text:c="32"/></text:p>
      <text:p text:style-name="P6">info &lt;command&gt; <text:s text:c="19"/>Show detailed documentation for a command <text:s text:c="25"/></text:p>
      <text:p text:style-name="P6">crontab -l <text:s text:c="23"/>List scheduled cron jobs <text:s text:c="42"/></text:p>
      <text:p text:style-name="P6">systemctl &lt;command&gt; <text:s text:c="14"/>Control systemd services (start, stop, restart) <text:s text:c="19"/></text:p>
      <text:p text:style-name="P6">service &lt;service&gt; &lt;action&gt; <text:s text:c="7"/>Manage services (start, stop, restart) <text:s text:c="28"/></text:p>
      <text:p text:style-name="P10">journalctl <text:s text:c="23"/>View logs from the systemd journal <text:s text:c="31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1">GPL-3.0 license</text:span>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fixed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2-13T10:47:52.769518781</dc:date>
    <meta:editing-duration>PT1H14M47S</meta:editing-duration>
    <meta:editing-cycles>15</meta:editing-cycles>
    <meta:generator>LibreOffice/25.2.0.3$Linux_X86_64 LibreOffice_project/520$Build-3</meta:generator>
    <meta:document-statistic meta:table-count="0" meta:image-count="0" meta:object-count="0" meta:page-count="3" meta:paragraph-count="149" meta:word-count="897" meta:character-count="13901" meta:non-whitespace-character-count="6086"/>
  </office:meta>
</office:document-meta>
</file>